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H(CONV)</text:p>
          </table:table-cell>
          <table:table-cell office:value-type="string" calcext:value-type="string">
            <text:p>S(CONV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[.A2]*255)/360" office:value-type="float" office:value="32.5833333333333" calcext:value-type="float">
            <text:p>32,5833333333</text:p>
          </table:table-cell>
          <table:table-cell table:formula="of:=([.B2]*255)/100" office:value-type="float" office:value="163.2" calcext:value-type="float">
            <text:p>163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[.A3]*255)/360" office:value-type="float" office:value="31.875" calcext:value-type="float">
            <text:p>31,875</text:p>
          </table:table-cell>
          <table:table-cell table:formula="of:=([.B3]*255)/100" office:value-type="float" office:value="168.3" calcext:value-type="float">
            <text:p>168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[.A4]*255)/360" office:value-type="float" office:value="32.5833333333333" calcext:value-type="float">
            <text:p>32,5833333333</text:p>
          </table:table-cell>
          <table:table-cell table:formula="of:=([.B4]*255)/100" office:value-type="float" office:value="168.3" calcext:value-type="float">
            <text:p>168,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([.A5]*255)/360" office:value-type="float" office:value="46.0416666666667" calcext:value-type="float">
            <text:p>46,0416666667</text:p>
          </table:table-cell>
          <table:table-cell table:formula="of:=([.B5]*255)/100" office:value-type="float" office:value="163.2" calcext:value-type="float">
            <text:p>163,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[.A6]*255)/360" office:value-type="float" office:value="43.2083333333333" calcext:value-type="float">
            <text:p>43,2083333333</text:p>
          </table:table-cell>
          <table:table-cell table:formula="of:=([.B6]*255)/100" office:value-type="float" office:value="165.75" calcext:value-type="float">
            <text:p>165,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([.A7]*255)/360" office:value-type="float" office:value="46.0416666666667" calcext:value-type="float">
            <text:p>46,0416666667</text:p>
          </table:table-cell>
          <table:table-cell table:formula="of:=([.B7]*255)/100" office:value-type="float" office:value="175.95" calcext:value-type="float">
            <text:p>175,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([.A8]*255)/360" office:value-type="float" office:value="43.2083333333333" calcext:value-type="float">
            <text:p>43,2083333333</text:p>
          </table:table-cell>
          <table:table-cell table:formula="of:=([.B8]*255)/100" office:value-type="float" office:value="170.85" calcext:value-type="float">
            <text:p>170,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([.A9]*255)/360" office:value-type="float" office:value="43.2083333333333" calcext:value-type="float">
            <text:p>43,2083333333</text:p>
          </table:table-cell>
          <table:table-cell table:formula="of:=([.B9]*255)/100" office:value-type="float" office:value="178.5" calcext:value-type="float">
            <text:p>178,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([.A10]*255)/360" office:value-type="float" office:value="44.625" calcext:value-type="float">
            <text:p>44,625</text:p>
          </table:table-cell>
          <table:table-cell table:formula="of:=([.B10]*255)/100" office:value-type="float" office:value="168.3" calcext:value-type="float">
            <text:p>168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AVERAGE([.D2:.D10])" office:value-type="float" office:value="40.375" calcext:value-type="float">
            <text:p>40,375</text:p>
          </table:table-cell>
          <table:table-cell table:formula="of:=AVERAGE([.E2:.E10])" office:value-type="float" office:value="169.15" calcext:value-type="float">
            <text:p>169,15</text:p>
          </table:table-cell>
        </table:table-row>
        <table:table-row table:style-name="ro1">
          <table:table-cell table:number-columns-repeated="3"/>
          <table:table-cell table:formula="of:=STDEVP([.D2:.D10])" office:value-type="float" office:value="5.77387020641214" calcext:value-type="float">
            <text:p>5,7738702064</text:p>
          </table:table-cell>
          <table:table-cell table:formula="of:=STDEVP([.E2:.E10])" office:value-type="float" office:value="4.95630911061851" calcext:value-type="float">
            <text:p>4,9563091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8:37:02.161336368</meta:creation-date>
    <dc:date>2017-12-28T19:54:07.458729031</dc:date>
    <meta:editing-duration>PT55M34S</meta:editing-duration>
    <meta:editing-cycles>1</meta:editing-cycles>
    <meta:document-statistic meta:table-count="1" meta:cell-count="44" meta:object-count="0"/>
    <meta:generator>LibreOffice/5.1.4.2$Linux_X86_64 LibreOffice_project/10m0$Build-2</meta:generator>
  </office:meta>
</office:document-meta>
</file>